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057649656387249001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4310639501398033222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354876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pan text:style-name="T1">1 mile </text:span><text:s/></text:p>
      <text:p text:style-name="P8">I <text:s/>ran 1 mile in Amsterdam after our arrival. </text:p>
      <text:p text:style-name="P8"/>
      <text:p text:style-name="P8">Sun Feb 25, 2018 <text:span text:style-name="T1">4.25 miles</text:span></text:p>
      <text:p text:style-name="P8">I jogged ½ mile to the Sportcentrum VU and rested a few minutes.</text:p>
      <text:p text:style-name="P8">Then I ran 3 miles on a treadmill in 26:01 or 8:40/mile. Splits 9:27, 8:33, 8:01</text:p>
      <text:p text:style-name="P8">Warmdown: ¼ mile on treadmill in about 2:30 and ½ mile 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5T14:16:33.43</dc:date>
    <dc:creator>James Lombardi</dc:creator>
    <meta:editing-duration>P2DT6H22M48S</meta:editing-duration>
    <meta:editing-cycles>178</meta:editing-cycles>
    <meta:generator>OpenOffice/4.1.2$Win32 OpenOffice.org_project/412m3$Build-9782</meta:generator>
    <meta:document-statistic meta:table-count="0" meta:image-count="0" meta:object-count="0" meta:page-count="9" meta:paragraph-count="201" meta:word-count="3047" meta:character-count="14469"/>
  </office:meta>
</office:document-meta>
</file>